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A1]/[.B1]" office:value-type="float" office:value="80" calcext:value-type="float">
            <text:p>80</text:p>
          </table:table-cell>
          <table:table-cell table:formula="of:=[.C1]-[.C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A2]/[.B2]" office:value-type="float" office:value="40" calcext:value-type="float">
            <text:p>40</text:p>
          </table:table-cell>
          <table:table-cell table:formula="of:=[.C2]-[.C3]" office:value-type="float" office:value="13.3333333333333" calcext:value-type="float">
            <text:p>13,33333333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A3]/[.B3]" office:value-type="float" office:value="26.6666666666667" calcext:value-type="float">
            <text:p>26,6666666667</text:p>
          </table:table-cell>
          <table:table-cell table:formula="of:=[.C3]-[.C4]" office:value-type="float" office:value="6.66666666666667" calcext:value-type="float">
            <text:p>6,66666666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A4]/[.B4]" office:value-type="float" office:value="20" calcext:value-type="float">
            <text:p>20</text:p>
          </table:table-cell>
          <table:table-cell table:formula="of:=[.C4]-[.C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A5]/[.B5]" office:value-type="float" office:value="16" calcext:value-type="float">
            <text:p>16</text:p>
          </table:table-cell>
          <table:table-cell table:formula="of:=[.C5]-[.C6]" office:value-type="float" office:value="2.66666666666667" calcext:value-type="float">
            <text:p>2,66666666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13.3333333333333" calcext:value-type="float">
            <text:p>13,3333333333</text:p>
          </table:table-cell>
          <table:table-cell table:formula="of:=[.C6]-[.C7]" office:value-type="float" office:value="1.90476190476191" calcext:value-type="float">
            <text:p>1,90476190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11.4285714285714" calcext:value-type="float">
            <text:p>11,4285714286</text:p>
          </table:table-cell>
          <table:table-cell table:formula="of:=[.C7]-[.C8]" office:value-type="float" office:value="1.42857142857143" calcext:value-type="float">
            <text:p>1,428571428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A8]/[.B8]" office:value-type="float" office:value="10" calcext:value-type="float">
            <text:p>10</text:p>
          </table:table-cell>
          <table:table-cell table:formula="of:=[.C8]-[.C9]" office:value-type="float" office:value="1.11111111111111" calcext:value-type="float">
            <text:p>1,111111111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A9]/[.B9]" office:value-type="float" office:value="8.88888888888889" calcext:value-type="float">
            <text:p>8,8888888889</text:p>
          </table:table-cell>
          <table:table-cell table:formula="of:=[.C9]-[.C10]" office:value-type="float" office:value="0.888888888888889" calcext:value-type="float">
            <text:p>0,888888888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A10]/[.B10]" office:value-type="float" office:value="8" calcext:value-type="float">
            <text:p>8</text:p>
          </table:table-cell>
          <table:table-cell table:formula="of:=[.C10]-[.C11]" office:value-type="float" office:value="0.727272727272728" calcext:value-type="float">
            <text:p>0,727272727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A11]/[.B11]" office:value-type="float" office:value="7.27272727272727" calcext:value-type="float">
            <text:p>7,2727272727</text:p>
          </table:table-cell>
          <table:table-cell table:formula="of:=[.C11]-[.C12]" office:value-type="float" office:value="0.606060606060606" calcext:value-type="float">
            <text:p>0,606060606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A12]/[.B12]" office:value-type="float" office:value="6.66666666666667" calcext:value-type="float">
            <text:p>6,6666666667</text:p>
          </table:table-cell>
          <table:table-cell table:formula="of:=[.C12]-[.C13]" office:value-type="float" office:value="0.512820512820513" calcext:value-type="float">
            <text:p>0,512820512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[.A13]/[.B13]" office:value-type="float" office:value="6.15384615384615" calcext:value-type="float">
            <text:p>6,1538461538</text:p>
          </table:table-cell>
          <table:table-cell table:formula="of:=[.C13]-[.C14]" office:value-type="float" office:value="0.43956043956044" calcext:value-type="float">
            <text:p>0,439560439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[.A14]/[.B14]" office:value-type="float" office:value="5.71428571428571" calcext:value-type="float">
            <text:p>5,7142857143</text:p>
          </table:table-cell>
          <table:table-cell table:formula="of:=[.C14]-[.C15]" office:value-type="float" office:value="0.380952380952381" calcext:value-type="float">
            <text:p>0,3809523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[.A15]/[.B15]" office:value-type="float" office:value="5.33333333333333" calcext:value-type="float">
            <text:p>5,3333333333</text:p>
          </table:table-cell>
          <table:table-cell table:formula="of:=[.C15]-[.C16]" office:value-type="float" office:value="0.333333333333333" calcext:value-type="float">
            <text:p>0,33333333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[.A16]/[.B16]" office:value-type="float" office:value="5" calcext:value-type="float">
            <text:p>5</text:p>
          </table:table-cell>
          <table:table-cell table:formula="of:=[.C16]-[.C17]" office:value-type="float" office:value="0.294117647058823" calcext:value-type="float">
            <text:p>0,294117647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A17]/[.B17]" office:value-type="float" office:value="4.70588235294118" calcext:value-type="float">
            <text:p>4,7058823529</text:p>
          </table:table-cell>
          <table:table-cell table:formula="of:=[.C17]-[.C18]" office:value-type="float" office:value="0.261437908496732" calcext:value-type="float">
            <text:p>0,261437908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[.A18]/[.B18]" office:value-type="float" office:value="4.44444444444444" calcext:value-type="float">
            <text:p>4,4444444444</text:p>
          </table:table-cell>
          <table:table-cell table:formula="of:=[.C18]-[.C19]" office:value-type="float" office:value="0.233918128654971" calcext:value-type="float">
            <text:p>0,233918128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formula="of:=[.A19]/[.B19]" office:value-type="float" office:value="4.21052631578947" calcext:value-type="float">
            <text:p>4,2105263158</text:p>
          </table:table-cell>
          <table:table-cell table:formula="of:=[.C19]-[.C20]" office:value-type="float" office:value="0.210526315789473" calcext:value-type="float">
            <text:p>0,210526315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A20]/[.B20]" office:value-type="float" office:value="4" calcext:value-type="float">
            <text:p>4</text:p>
          </table:table-cell>
          <table:table-cell table:formula="of:=[.C20]-[.C21]" office:value-type="float" office:value="0.190476190476191" calcext:value-type="float">
            <text:p>0,19047619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A21]/[.B21]" office:value-type="float" office:value="3.80952380952381" calcext:value-type="float">
            <text:p>3,8095238095</text:p>
          </table:table-cell>
          <table:table-cell table:formula="of:=[.C21]-[.C22]" office:value-type="float" office:value="0.173160173160173" calcext:value-type="float">
            <text:p>0,17316017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[.A22]/[.B22]" office:value-type="float" office:value="3.63636363636364" calcext:value-type="float">
            <text:p>3,6363636364</text:p>
          </table:table-cell>
          <table:table-cell table:formula="of:=[.C22]-[.C23]" office:value-type="float" office:value="0.158102766798419" calcext:value-type="float">
            <text:p>0,15810276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[.A23]/[.B23]" office:value-type="float" office:value="3.47826086956522" calcext:value-type="float">
            <text:p>3,4782608696</text:p>
          </table:table-cell>
          <table:table-cell table:formula="of:=[.C23]-[.C24]" office:value-type="float" office:value="0.144927536231884" calcext:value-type="float">
            <text:p>0,14492753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[.A24]/[.B24]" office:value-type="float" office:value="3.33333333333333" calcext:value-type="float">
            <text:p>3,3333333333</text:p>
          </table:table-cell>
          <table:table-cell table:formula="of:=[.C24]-[.C25]" office:value-type="float" office:value="0.133333333333333" calcext:value-type="float">
            <text:p>0,13333333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[.A25]/[.B25]" office:value-type="float" office:value="3.2" calcext:value-type="float">
            <text:p>3,2</text:p>
          </table:table-cell>
          <table:table-cell table:formula="of:=[.C25]-[.C26]" office:value-type="float" office:value="0.123076923076923" calcext:value-type="float">
            <text:p>0,123076923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A26]/[.B26]" office:value-type="float" office:value="3.07692307692308" calcext:value-type="float">
            <text:p>3,0769230769</text:p>
          </table:table-cell>
          <table:table-cell table:formula="of:=[.C26]-[.C27]" office:value-type="float" office:value="0.113960113960114" calcext:value-type="float">
            <text:p>0,1139601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formula="of:=[.A27]/[.B27]" office:value-type="float" office:value="2.96296296296296" calcext:value-type="float">
            <text:p>2,962962963</text:p>
          </table:table-cell>
          <table:table-cell table:formula="of:=[.C27]-[.C28]" office:value-type="float" office:value="0.105820105820106" calcext:value-type="float">
            <text:p>0,105820105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formula="of:=[.A28]/[.B28]" office:value-type="float" office:value="2.85714285714286" calcext:value-type="float">
            <text:p>2,8571428571</text:p>
          </table:table-cell>
          <table:table-cell table:formula="of:=[.C28]-[.C29]" office:value-type="float" office:value="0.0985221674876846" calcext:value-type="float">
            <text:p>0,09852216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formula="of:=[.A29]/[.B29]" office:value-type="float" office:value="2.75862068965517" calcext:value-type="float">
            <text:p>2,7586206897</text:p>
          </table:table-cell>
          <table:table-cell table:formula="of:=[.C29]-[.C30]" office:value-type="float" office:value="0.0919540229885061" calcext:value-type="float">
            <text:p>0,0919540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[.A30]/[.B30]" office:value-type="float" office:value="2.66666666666667" calcext:value-type="float">
            <text:p>2,6666666667</text:p>
          </table:table-cell>
          <table:table-cell table:formula="of:=[.C30]-[.C31]" office:value-type="float" office:value="0.086021505376344" calcext:value-type="float">
            <text:p>0,08602150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A31]/[.B31]" office:value-type="float" office:value="2.58064516129032" calcext:value-type="float">
            <text:p>2,5806451613</text:p>
          </table:table-cell>
          <table:table-cell table:formula="of:=[.C31]-[.C32]" office:value-type="float" office:value="0.0806451612903225" calcext:value-type="float">
            <text:p>0,080645161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formula="of:=[.A32]/[.B32]" office:value-type="float" office:value="2.5" calcext:value-type="float">
            <text:p>2,5</text:p>
          </table:table-cell>
          <table:table-cell table:formula="of:=[.C32]-[.C33]" office:value-type="float" office:value="0.0757575757575757" calcext:value-type="float">
            <text:p>0,075757575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formula="of:=[.A33]/[.B33]" office:value-type="float" office:value="2.42424242424242" calcext:value-type="float">
            <text:p>2,4242424242</text:p>
          </table:table-cell>
          <table:table-cell table:formula="of:=[.C33]-[.C34]" office:value-type="float" office:value="0.071301247771836" calcext:value-type="float">
            <text:p>0,07130124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formula="of:=[.A34]/[.B34]" office:value-type="float" office:value="2.35294117647059" calcext:value-type="float">
            <text:p>2,3529411765</text:p>
          </table:table-cell>
          <table:table-cell table:formula="of:=[.C34]-[.C35]" office:value-type="float" office:value="0.0672268907563027" calcext:value-type="float">
            <text:p>0,06722689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A35]/[.B35]" office:value-type="float" office:value="2.28571428571429" calcext:value-type="float">
            <text:p>2,2857142857</text:p>
          </table:table-cell>
          <table:table-cell table:formula="of:=[.C35]-[.C36]" office:value-type="float" office:value="0.0634920634920633" calcext:value-type="float">
            <text:p>0,063492063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[.A36]/[.B36]" office:value-type="float" office:value="2.22222222222222" calcext:value-type="float">
            <text:p>2,2222222222</text:p>
          </table:table-cell>
          <table:table-cell table:formula="of:=[.C36]-[.C37]" office:value-type="float" office:value="0.06006006006006" calcext:value-type="float">
            <text:p>0,060060060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[.A37]/[.B37]" office:value-type="float" office:value="2.16216216216216" calcext:value-type="float">
            <text:p>2,1621621622</text:p>
          </table:table-cell>
          <table:table-cell table:formula="of:=[.C37]-[.C38]" office:value-type="float" office:value="0.0568990042674256" calcext:value-type="float">
            <text:p>0,056899004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A38]/[.B38]" office:value-type="float" office:value="2.10526315789474" calcext:value-type="float">
            <text:p>2,1052631579</text:p>
          </table:table-cell>
          <table:table-cell table:formula="of:=[.C38]-[.C39]" office:value-type="float" office:value="0.0539811066126856" calcext:value-type="float">
            <text:p>0,053981106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formula="of:=[.A39]/[.B39]" office:value-type="float" office:value="2.05128205128205" calcext:value-type="float">
            <text:p>2,0512820513</text:p>
          </table:table-cell>
          <table:table-cell table:formula="of:=[.C39]-[.C40]" office:value-type="float" office:value="0.0512820512820511" calcext:value-type="float">
            <text:p>0,051282051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A40]/[.B40]" office:value-type="float" office:value="2" calcext:value-type="float">
            <text:p>2</text:p>
          </table:table-cell>
          <table:table-cell table:formula="of:=[.C40]-[.C41]" office:value-type="float" office:value="0.0487804878048781" calcext:value-type="float">
            <text:p>0,04878048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formula="of:=[.A41]/[.B41]" office:value-type="float" office:value="1.95121951219512" calcext:value-type="float">
            <text:p>1,9512195122</text:p>
          </table:table-cell>
          <table:table-cell table:formula="of:=[.C41]-[.C42]" office:value-type="float" office:value="0.0464576074332173" calcext:value-type="float">
            <text:p>0,046457607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formula="of:=[.A42]/[.B42]" office:value-type="float" office:value="1.9047619047619" calcext:value-type="float">
            <text:p>1,9047619048</text:p>
          </table:table-cell>
          <table:table-cell table:formula="of:=[.C42]-[.C43]" office:value-type="float" office:value="0.0442967884828349" calcext:value-type="float">
            <text:p>0,044296788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formula="of:=[.A43]/[.B43]" office:value-type="float" office:value="1.86046511627907" calcext:value-type="float">
            <text:p>1,8604651163</text:p>
          </table:table-cell>
          <table:table-cell table:formula="of:=[.C43]-[.C44]" office:value-type="float" office:value="0.0422832980972516" calcext:value-type="float">
            <text:p>0,04228329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formula="of:=[.A44]/[.B44]" office:value-type="float" office:value="1.81818181818182" calcext:value-type="float">
            <text:p>1,8181818182</text:p>
          </table:table-cell>
          <table:table-cell table:formula="of:=[.C44]-[.C45]" office:value-type="float" office:value="0.0404040404040404" calcext:value-type="float">
            <text:p>0,040404040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[.A45]/[.B45]" office:value-type="float" office:value="1.77777777777778" calcext:value-type="float">
            <text:p>1,7777777778</text:p>
          </table:table-cell>
          <table:table-cell table:formula="of:=[.C45]-[.C46]" office:value-type="float" office:value="0.038647342995169" calcext:value-type="float">
            <text:p>0,03864734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[.A46]/[.B46]" office:value-type="float" office:value="1.73913043478261" calcext:value-type="float">
            <text:p>1,7391304348</text:p>
          </table:table-cell>
          <table:table-cell table:formula="of:=[.C46]-[.C47]" office:value-type="float" office:value="0.0370027752081405" calcext:value-type="float">
            <text:p>0,037002775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formula="of:=[.A47]/[.B47]" office:value-type="float" office:value="1.70212765957447" calcext:value-type="float">
            <text:p>1,7021276596</text:p>
          </table:table-cell>
          <table:table-cell table:formula="of:=[.C47]-[.C48]" office:value-type="float" office:value="0.0354609929078014" calcext:value-type="float">
            <text:p>0,035460992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A48]/[.B48]" office:value-type="float" office:value="1.66666666666667" calcext:value-type="float">
            <text:p>1,6666666667</text:p>
          </table:table-cell>
          <table:table-cell table:formula="of:=[.C48]-[.C49]" office:value-type="float" office:value="0.0340136054421769" calcext:value-type="float">
            <text:p>0,03401360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formula="of:=[.A49]/[.B49]" office:value-type="float" office:value="1.63265306122449" calcext:value-type="float">
            <text:p>1,6326530612</text:p>
          </table:table-cell>
          <table:table-cell table:formula="of:=[.C49]-[.C50]" office:value-type="float" office:value="0.0326530612244897" calcext:value-type="float">
            <text:p>0,03265306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A50]/[.B50]" office:value-type="float" office:value="1.6" calcext:value-type="float">
            <text:p>1,6</text:p>
          </table:table-cell>
          <table:table-cell table:formula="of:=[.C50]-[.C51]" office:value-type="float" office:value="0.031372549019608" calcext:value-type="float">
            <text:p>0,031372549</text:p>
          </table:table-cell>
          <table:table-cell/>
          <table:table-cell table:formula="of:=5-[.C50]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formula="of:=[.A51]/[.B51]" office:value-type="float" office:value="1.56862745098039" calcext:value-type="float">
            <text:p>1,568627451</text:p>
          </table:table-cell>
          <table:table-cell table:formula="of:=[.C51]-[.C52]" office:value-type="float" office:value="0.0301659125188536" calcext:value-type="float">
            <text:p>0,0301659125</text:p>
          </table:table-cell>
          <table:table-cell/>
          <table:table-cell table:formula="of:=5-[.C51]" office:value-type="float" office:value="3.43137254901961" calcext:value-type="float">
            <text:p>3,4313725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formula="of:=[.A52]/[.B52]" office:value-type="float" office:value="1.53846153846154" calcext:value-type="float">
            <text:p>1,5384615385</text:p>
          </table:table-cell>
          <table:table-cell table:formula="of:=[.C52]-[.C53]" office:value-type="float" office:value="0.0290275761973875" calcext:value-type="float">
            <text:p>0,0290275762</text:p>
          </table:table-cell>
          <table:table-cell/>
          <table:table-cell table:formula="of:=5-[.C52]" office:value-type="float" office:value="3.46153846153846" calcext:value-type="float">
            <text:p>3,46153846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formula="of:=[.A53]/[.B53]" office:value-type="float" office:value="1.50943396226415" calcext:value-type="float">
            <text:p>1,5094339623</text:p>
          </table:table-cell>
          <table:table-cell table:formula="of:=[.C53]-[.C54]" office:value-type="float" office:value="0.0279524807826697" calcext:value-type="float">
            <text:p>0,0279524808</text:p>
          </table:table-cell>
          <table:table-cell/>
          <table:table-cell table:formula="of:=5-[.C53]" office:value-type="float" office:value="3.49056603773585" calcext:value-type="float">
            <text:p>3,49056603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formula="of:=[.A54]/[.B54]" office:value-type="float" office:value="1.48148148148148" calcext:value-type="float">
            <text:p>1,4814814815</text:p>
          </table:table-cell>
          <table:table-cell table:formula="of:=[.C54]-[.C55]" office:value-type="float" office:value="0.0269360269360268" calcext:value-type="float">
            <text:p>0,0269360269</text:p>
          </table:table-cell>
          <table:table-cell/>
          <table:table-cell table:formula="of:=5-[.C54]" office:value-type="float" office:value="3.51851851851852" calcext:value-type="float">
            <text:p>3,51851851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[.A55]/[.B55]" office:value-type="float" office:value="1.45454545454545" calcext:value-type="float">
            <text:p>1,4545454545</text:p>
          </table:table-cell>
          <table:table-cell table:formula="of:=[.C55]-[.C56]" office:value-type="float" office:value="0.025974025974026" calcext:value-type="float">
            <text:p>0,025974026</text:p>
          </table:table-cell>
          <table:table-cell/>
          <table:table-cell table:formula="of:=5-[.C55]" office:value-type="float" office:value="3.54545454545455" calcext:value-type="float">
            <text:p>3,54545454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formula="of:=[.A56]/[.B56]" office:value-type="float" office:value="1.42857142857143" calcext:value-type="float">
            <text:p>1,4285714286</text:p>
          </table:table-cell>
          <table:table-cell table:formula="of:=[.C56]-[.C57]" office:value-type="float" office:value="0.0250626566416041" calcext:value-type="float">
            <text:p>0,0250626566</text:p>
          </table:table-cell>
          <table:table-cell/>
          <table:table-cell table:formula="of:=5-[.C56]" office:value-type="float" office:value="3.57142857142857" calcext:value-type="float">
            <text:p>3,57142857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formula="of:=[.A57]/[.B57]" office:value-type="float" office:value="1.40350877192982" calcext:value-type="float">
            <text:p>1,4035087719</text:p>
          </table:table-cell>
          <table:table-cell table:formula="of:=[.C57]-[.C58]" office:value-type="float" office:value="0.0241984271022382" calcext:value-type="float">
            <text:p>0,0241984271</text:p>
          </table:table-cell>
          <table:table-cell/>
          <table:table-cell table:formula="of:=5-[.C57]" office:value-type="float" office:value="3.59649122807018" calcext:value-type="float">
            <text:p>3,59649122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[.A58]/[.B58]" office:value-type="float" office:value="1.37931034482759" calcext:value-type="float">
            <text:p>1,3793103448</text:p>
          </table:table-cell>
          <table:table-cell table:formula="of:=[.C58]-[.C59]" office:value-type="float" office:value="0.0233781414377558" calcext:value-type="float">
            <text:p>0,0233781414</text:p>
          </table:table-cell>
          <table:table-cell/>
          <table:table-cell table:formula="of:=5-[.C58]" office:value-type="float" office:value="3.62068965517241" calcext:value-type="float">
            <text:p>3,62068965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formula="of:=[.A59]/[.B59]" office:value-type="float" office:value="1.35593220338983" calcext:value-type="float">
            <text:p>1,3559322034</text:p>
          </table:table-cell>
          <table:table-cell table:formula="of:=[.C59]-[.C60]" office:value-type="float" office:value="0.0225988700564972" calcext:value-type="float">
            <text:p>0,0225988701</text:p>
          </table:table-cell>
          <table:table-cell/>
          <table:table-cell table:formula="of:=5-[.C59]" office:value-type="float" office:value="3.64406779661017" calcext:value-type="float">
            <text:p>3,64406779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[.A60]/[.B60]" office:value-type="float" office:value="1.33333333333333" calcext:value-type="float">
            <text:p>1,3333333333</text:p>
          </table:table-cell>
          <table:table-cell table:formula="of:=[.C60]-[.C61]" office:value-type="float" office:value="0.0218579234972678" calcext:value-type="float">
            <text:p>0,021857923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A61]/[.B61]" office:value-type="float" office:value="1.31147540983607" calcext:value-type="float">
            <text:p>1,3114754098</text:p>
          </table:table-cell>
          <table:table-cell table:formula="of:=[.C61]-[.C62]" office:value-type="float" office:value="0.0211528291909042" calcext:value-type="float">
            <text:p>0,021152829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[.A62]/[.B62]" office:value-type="float" office:value="1.29032258064516" calcext:value-type="float">
            <text:p>1,2903225806</text:p>
          </table:table-cell>
          <table:table-cell table:formula="of:=[.C62]-[.C63]" office:value-type="float" office:value="0.0204813108038915" calcext:value-type="float">
            <text:p>0,02048131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[.A63]/[.B63]" office:value-type="float" office:value="1.26984126984127" calcext:value-type="float">
            <text:p>1,2698412698</text:p>
          </table:table-cell>
          <table:table-cell table:formula="of:=[.C63]-[.C64]" office:value-type="float" office:value="0.0198412698412698" calcext:value-type="float">
            <text:p>0,01984126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[.A64]/[.B64]" office:value-type="float" office:value="1.25" calcext:value-type="float">
            <text:p>1,25</text:p>
          </table:table-cell>
          <table:table-cell table:formula="of:=[.C64]-[.C65]" office:value-type="float" office:value="0.0192307692307692" calcext:value-type="float">
            <text:p>0,019230769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[.A65]/[.B65]" office:value-type="float" office:value="1.23076923076923" calcext:value-type="float">
            <text:p>1,2307692308</text:p>
          </table:table-cell>
          <table:table-cell table:formula="of:=[.C65]-[.C66]" office:value-type="float" office:value="0.0186480186480187" calcext:value-type="float">
            <text:p>0,018648018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formula="of:=[.A66]/[.B66]" office:value-type="float" office:value="1.21212121212121" calcext:value-type="float">
            <text:p>1,2121212121</text:p>
          </table:table-cell>
          <table:table-cell table:formula="of:=[.C66]-[.C67]" office:value-type="float" office:value="0.0180913613749436" calcext:value-type="float">
            <text:p>0,01809136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formula="of:=[.A67]/[.B67]" office:value-type="float" office:value="1.19402985074627" calcext:value-type="float">
            <text:p>1,1940298507</text:p>
          </table:table-cell>
          <table:table-cell table:formula="of:=[.C67]-[.C68]" office:value-type="float" office:value="0.0175592625109744" calcext:value-type="float">
            <text:p>0,01755926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A68]/[.B68]" office:value-type="float" office:value="1.17647058823529" calcext:value-type="float">
            <text:p>1,1764705882</text:p>
          </table:table-cell>
          <table:table-cell table:formula="of:=[.C68]-[.C69]" office:value-type="float" office:value="0.0170502983802217" calcext:value-type="float">
            <text:p>0,017050298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formula="of:=[.A69]/[.B69]" office:value-type="float" office:value="1.15942028985507" calcext:value-type="float">
            <text:p>1,1594202899</text:p>
          </table:table-cell>
          <table:table-cell table:formula="of:=[.C69]-[.C70]" office:value-type="float" office:value="0.0165631469979297" calcext:value-type="float">
            <text:p>0,01656314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A70]/[.B70]" office:value-type="float" office:value="1.14285714285714" calcext:value-type="float">
            <text:p>1,1428571429</text:p>
          </table:table-cell>
          <table:table-cell table:formula="of:=[.C70]-[.C71]" office:value-type="float" office:value="0.0160965794768611" calcext:value-type="float">
            <text:p>0,016096579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formula="of:=[.A71]/[.B71]" office:value-type="float" office:value="1.12676056338028" calcext:value-type="float">
            <text:p>1,1267605634</text:p>
          </table:table-cell>
          <table:table-cell table:formula="of:=[.C71]-[.C72]" office:value-type="float" office:value="0.0156494522691706" calcext:value-type="float">
            <text:p>0,01564945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formula="of:=[.A72]/[.B72]" office:value-type="float" office:value="1.11111111111111" calcext:value-type="float">
            <text:p>1,1111111111</text:p>
          </table:table-cell>
          <table:table-cell table:formula="of:=[.C72]-[.C73]" office:value-type="float" office:value="0.0152207001522071" calcext:value-type="float">
            <text:p>0,015220700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formula="of:=[.A73]/[.B73]" office:value-type="float" office:value="1.0958904109589" calcext:value-type="float">
            <text:p>1,095890411</text:p>
          </table:table-cell>
          <table:table-cell table:formula="of:=[.C73]-[.C74]" office:value-type="float" office:value="0.0148093298778229" calcext:value-type="float">
            <text:p>0,01480932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formula="of:=[.A74]/[.B74]" office:value-type="float" office:value="1.08108108108108" calcext:value-type="float">
            <text:p>1,0810810811</text:p>
          </table:table-cell>
          <table:table-cell table:formula="of:=[.C74]-[.C75]" office:value-type="float" office:value="0.0144144144144145" calcext:value-type="float">
            <text:p>0,01441441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A75]/[.B75]" office:value-type="float" office:value="1.06666666666667" calcext:value-type="float">
            <text:p>1,0666666667</text:p>
          </table:table-cell>
          <table:table-cell table:formula="of:=[.C75]-[.C76]" office:value-type="float" office:value="0.0140350877192983" calcext:value-type="float">
            <text:p>0,014035087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[.A76]/[.B76]" office:value-type="float" office:value="1.05263157894737" calcext:value-type="float">
            <text:p>1,0526315789</text:p>
          </table:table-cell>
          <table:table-cell table:formula="of:=[.C76]-[.C77]" office:value-type="float" office:value="0.0136705399863295" calcext:value-type="float">
            <text:p>0,013670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[.A77]/[.B77]" office:value-type="float" office:value="1.03896103896104" calcext:value-type="float">
            <text:p>1,038961039</text:p>
          </table:table-cell>
          <table:table-cell table:formula="of:=[.C77]-[.C78]" office:value-type="float" office:value="0.0133200133200133" calcext:value-type="float">
            <text:p>0,01332001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formula="of:=[.A78]/[.B78]" office:value-type="float" office:value="1.02564102564103" calcext:value-type="float">
            <text:p>1,0256410256</text:p>
          </table:table-cell>
          <table:table-cell table:formula="of:=[.C78]-[.C79]" office:value-type="float" office:value="0.0129827977929242" calcext:value-type="float">
            <text:p>0,01298279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formula="of:=[.A79]/[.B79]" office:value-type="float" office:value="1.0126582278481" calcext:value-type="float">
            <text:p>1,0126582278</text:p>
          </table:table-cell>
          <table:table-cell table:formula="of:=[.C79]-[.C80]" office:value-type="float" office:value="0.0126582278481013" calcext:value-type="float">
            <text:p>0,01265822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80]/[.B80]" office:value-type="float" office:value="1" calcext:value-type="float">
            <text:p>1</text:p>
          </table:table-cell>
          <table:table-cell table:formula="of:=[.C80]-[.C81]" office:value-type="float" office:value="0.0123456790123457" calcext:value-type="float">
            <text:p>0,0123456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[.A81]/[.B81]" office:value-type="float" office:value="0.987654320987654" calcext:value-type="float">
            <text:p>0,987654321</text:p>
          </table:table-cell>
          <table:table-cell table:formula="of:=[.C81]-[.C82]" office:value-type="float" office:value="0.0120445648900933" calcext:value-type="float">
            <text:p>0,012044564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[.A82]/[.B82]" office:value-type="float" office:value="0.975609756097561" calcext:value-type="float">
            <text:p>0,9756097561</text:p>
          </table:table-cell>
          <table:table-cell table:formula="of:=[.C82]-[.C83]" office:value-type="float" office:value="0.011754334410814" calcext:value-type="float">
            <text:p>0,011754334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[.A83]/[.B83]" office:value-type="float" office:value="0.963855421686747" calcext:value-type="float">
            <text:p>0,9638554217</text:p>
          </table:table-cell>
          <table:table-cell table:formula="of:=[.C83]-[.C84]" office:value-type="float" office:value="0.0114744693057947" calcext:value-type="float">
            <text:p>0,01147446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[.A84]/[.B84]" office:value-type="float" office:value="0.952380952380952" calcext:value-type="float">
            <text:p>0,9523809524</text:p>
          </table:table-cell>
          <table:table-cell table:formula="of:=[.C84]-[.C85]" office:value-type="float" office:value="0.011204481792717" calcext:value-type="float">
            <text:p>0,01120448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[.A85]/[.B85]" office:value-type="float" office:value="0.941176470588235" calcext:value-type="float">
            <text:p>0,9411764706</text:p>
          </table:table-cell>
          <table:table-cell table:formula="of:=[.C85]-[.C86]" office:value-type="float" office:value="0.0109439124487004" calcext:value-type="float">
            <text:p>0,01094391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[.A86]/[.B86]" office:value-type="float" office:value="0.930232558139535" calcext:value-type="float">
            <text:p>0,9302325581</text:p>
          </table:table-cell>
          <table:table-cell table:formula="of:=[.C86]-[.C87]" office:value-type="float" office:value="0.0106923282544774" calcext:value-type="float">
            <text:p>0,010692328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A87]/[.B87]" office:value-type="float" office:value="0.919540229885057" calcext:value-type="float">
            <text:p>0,9195402299</text:p>
          </table:table-cell>
          <table:table-cell table:formula="of:=[.C87]-[.C88]" office:value-type="float" office:value="0.0104493207941484" calcext:value-type="float">
            <text:p>0,01044932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[.A88]/[.B88]" office:value-type="float" office:value="0.909090909090909" calcext:value-type="float">
            <text:p>0,9090909091</text:p>
          </table:table-cell>
          <table:table-cell table:formula="of:=[.C88]-[.C89]" office:value-type="float" office:value="0.0102145045965271" calcext:value-type="float">
            <text:p>0,010214504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A89]/[.B89]" office:value-type="float" office:value="0.898876404494382" calcext:value-type="float">
            <text:p>0,8988764045</text:p>
          </table:table-cell>
          <table:table-cell table:formula="of:=[.C89]-[.C90]" office:value-type="float" office:value="0.00998751560549316" calcext:value-type="float">
            <text:p>0,009987515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[.A90]/[.B90]" office:value-type="float" office:value="0.888888888888889" calcext:value-type="float">
            <text:p>0,8888888889</text:p>
          </table:table-cell>
          <table:table-cell table:formula="of:=[.C90]-[.C91]" office:value-type="float" office:value="0.00976800976800973" calcext:value-type="float">
            <text:p>0,00976800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[.A91]/[.B91]" office:value-type="float" office:value="0.879120879120879" calcext:value-type="float">
            <text:p>0,8791208791</text:p>
          </table:table-cell>
          <table:table-cell table:formula="of:=[.C91]-[.C92]" office:value-type="float" office:value="0.00955566172957478" calcext:value-type="float">
            <text:p>0,00955566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[.A92]/[.B92]" office:value-type="float" office:value="0.869565217391304" calcext:value-type="float">
            <text:p>0,8695652174</text:p>
          </table:table-cell>
          <table:table-cell table:formula="of:=[.C92]-[.C93]" office:value-type="float" office:value="0.00935016362786345" calcext:value-type="float">
            <text:p>0,009350163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formula="of:=[.A93]/[.B93]" office:value-type="float" office:value="0.860215053763441" calcext:value-type="float">
            <text:p>0,8602150538</text:p>
          </table:table-cell>
          <table:table-cell table:formula="of:=[.C93]-[.C94]" office:value-type="float" office:value="0.00915122397620682" calcext:value-type="float">
            <text:p>0,0091512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formula="of:=[.A94]/[.B94]" office:value-type="float" office:value="0.851063829787234" calcext:value-type="float">
            <text:p>0,8510638298</text:p>
          </table:table-cell>
          <table:table-cell table:formula="of:=[.C94]-[.C95]" office:value-type="float" office:value="0.00895856662933936" calcext:value-type="float">
            <text:p>0,008958566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[.A95]/[.B95]" office:value-type="float" office:value="0.842105263157895" calcext:value-type="float">
            <text:p>0,8421052632</text:p>
          </table:table-cell>
          <table:table-cell table:formula="of:=[.C95]-[.C96]" office:value-type="float" office:value="0.00877192982456132" calcext:value-type="float">
            <text:p>0,00877192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A96]/[.B96]" office:value-type="float" office:value="0.833333333333333" calcext:value-type="float">
            <text:p>0,8333333333</text:p>
          </table:table-cell>
          <table:table-cell table:formula="of:=[.C96]-[.C97]" office:value-type="float" office:value="0.0085910652920963" calcext:value-type="float">
            <text:p>0,008591065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A97]/[.B97]" office:value-type="float" office:value="0.824742268041237" calcext:value-type="float">
            <text:p>0,824742268</text:p>
          </table:table-cell>
          <table:table-cell table:formula="of:=[.C97]-[.C98]" office:value-type="float" office:value="0.00841573742899215" calcext:value-type="float">
            <text:p>0,008415737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[.A98]/[.B98]" office:value-type="float" office:value="0.816326530612245" calcext:value-type="float">
            <text:p>0,8163265306</text:p>
          </table:table-cell>
          <table:table-cell table:formula="of:=[.C98]-[.C99]" office:value-type="float" office:value="0.00824572253143685" calcext:value-type="float">
            <text:p>0,00824572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A99]/[.B99]" office:value-type="float" office:value="0.808080808080808" calcext:value-type="float">
            <text:p>0,8080808081</text:p>
          </table:table-cell>
          <table:table-cell table:formula="of:=[.C99]-[.C100]" office:value-type="float" office:value="0.00808080808080802" calcext:value-type="float">
            <text:p>0,00808080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A100]/[.B100]" office:value-type="float" office:value="0.8" calcext:value-type="float">
            <text:p>0,8</text:p>
          </table:table-cell>
          <table:table-cell table:formula="of:=[.C100]-[.C101]" office:value-type="float" office:value="0.00792079207920793" calcext:value-type="float">
            <text:p>0,00792079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formula="of:=[.A101]/[.B101]" office:value-type="float" office:value="0.792079207920792" calcext:value-type="float">
            <text:p>0,7920792079</text:p>
          </table:table-cell>
          <table:table-cell table:formula="of:=[.C101]-[.C102]" office:value-type="float" office:value="0.00776548243059605" calcext:value-type="float">
            <text:p>0,00776548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table:formula="of:=[.A102]/[.B102]" office:value-type="float" office:value="0.784313725490196" calcext:value-type="float">
            <text:p>0,7843137255</text:p>
          </table:table-cell>
          <table:table-cell table:formula="of:=[.C102]-[.C103]" office:value-type="float" office:value="0.00761469636398249" calcext:value-type="float">
            <text:p>0,00761469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formula="of:=[.A103]/[.B103]" office:value-type="float" office:value="0.776699029126214" calcext:value-type="float">
            <text:p>0,7766990291</text:p>
          </table:table-cell>
          <table:table-cell table:formula="of:=[.C103]-[.C104]" office:value-type="float" office:value="0.00746825989544431" calcext:value-type="float">
            <text:p>0,00746825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formula="of:=[.A104]/[.B104]" office:value-type="float" office:value="0.769230769230769" calcext:value-type="float">
            <text:p>0,7692307692</text:p>
          </table:table-cell>
          <table:table-cell table:formula="of:=[.C104]-[.C105]" office:value-type="float" office:value="0.00732600732600741" calcext:value-type="float">
            <text:p>0,007326007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[.A105]/[.B105]" office:value-type="float" office:value="0.761904761904762" calcext:value-type="float">
            <text:p>0,7619047619</text:p>
          </table:table-cell>
          <table:table-cell table:formula="of:=[.C105]-[.C106]" office:value-type="float" office:value="0.00718778077268634" calcext:value-type="float">
            <text:p>0,00718778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[.A106]/[.B106]" office:value-type="float" office:value="0.754716981132076" calcext:value-type="float">
            <text:p>0,7547169811</text:p>
          </table:table-cell>
          <table:table-cell table:formula="of:=[.C106]-[.C107]" office:value-type="float" office:value="0.0070534297302064" calcext:value-type="float">
            <text:p>0,0070534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[.A107]/[.B107]" office:value-type="float" office:value="0.747663551401869" calcext:value-type="float">
            <text:p>0,7476635514</text:p>
          </table:table-cell>
          <table:table-cell table:formula="of:=[.C107]-[.C108]" office:value-type="float" office:value="0.00692281066112843" calcext:value-type="float">
            <text:p>0,006922810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formula="of:=[.A108]/[.B108]" office:value-type="float" office:value="0.740740740740741" calcext:value-type="float">
            <text:p>0,7407407407</text:p>
          </table:table-cell>
          <table:table-cell table:formula="of:=[.C108]-[.C109]" office:value-type="float" office:value="0.00679578661230029" calcext:value-type="float">
            <text:p>0,006795786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formula="of:=[.A109]/[.B109]" office:value-type="float" office:value="0.73394495412844" calcext:value-type="float">
            <text:p>0,7339449541</text:p>
          </table:table-cell>
          <table:table-cell table:formula="of:=[.C109]-[.C110]" office:value-type="float" office:value="0.00667222685571312" calcext:value-type="float">
            <text:p>0,006672226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[.A110]/[.B110]" office:value-type="float" office:value="0.727272727272727" calcext:value-type="float">
            <text:p>0,7272727273</text:p>
          </table:table-cell>
          <table:table-cell table:formula="of:=[.C110]-[.C111]" office:value-type="float" office:value="0.00655200655200661" calcext:value-type="float">
            <text:p>0,006552006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[.A111]/[.B111]" office:value-type="float" office:value="0.720720720720721" calcext:value-type="float">
            <text:p>0,7207207207</text:p>
          </table:table-cell>
          <table:table-cell table:formula="of:=[.C111]-[.C112]" office:value-type="float" office:value="0.00643500643500639" calcext:value-type="float">
            <text:p>0,00643500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A112]/[.B112]" office:value-type="float" office:value="0.714285714285714" calcext:value-type="float">
            <text:p>0,7142857143</text:p>
          </table:table-cell>
          <table:table-cell table:formula="of:=[.C112]-[.C113]" office:value-type="float" office:value="0.00632111251580281" calcext:value-type="float">
            <text:p>0,00632111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formula="of:=[.A113]/[.B113]" office:value-type="float" office:value="0.707964601769911" calcext:value-type="float">
            <text:p>0,7079646018</text:p>
          </table:table-cell>
          <table:table-cell table:formula="of:=[.C113]-[.C114]" office:value-type="float" office:value="0.00621021580499925" calcext:value-type="float">
            <text:p>0,006210215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formula="of:=[.A114]/[.B114]" office:value-type="float" office:value="0.701754385964912" calcext:value-type="float">
            <text:p>0,701754386</text:p>
          </table:table-cell>
          <table:table-cell table:formula="of:=[.C114]-[.C115]" office:value-type="float" office:value="0.00610221205186878" calcext:value-type="float">
            <text:p>0,00610221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formula="of:=[.A115]/[.B115]" office:value-type="float" office:value="0.695652173913043" calcext:value-type="float">
            <text:p>0,6956521739</text:p>
          </table:table-cell>
          <table:table-cell table:formula="of:=[.C115]-[.C116]" office:value-type="float" office:value="0.00599700149925031" calcext:value-type="float">
            <text:p>0,005997001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formula="of:=[.A116]/[.B116]" office:value-type="float" office:value="0.689655172413793" calcext:value-type="float">
            <text:p>0,6896551724</text:p>
          </table:table-cell>
          <table:table-cell table:formula="of:=[.C116]-[.C117]" office:value-type="float" office:value="0.00589448865310938" calcext:value-type="float">
            <text:p>0,005894488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formula="of:=[.A117]/[.B117]" office:value-type="float" office:value="0.683760683760684" calcext:value-type="float">
            <text:p>0,6837606838</text:p>
          </table:table-cell>
          <table:table-cell table:formula="of:=[.C117]-[.C118]" office:value-type="float" office:value="0.00579458206576855" calcext:value-type="float">
            <text:p>0,00579458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formula="of:=[.A118]/[.B118]" office:value-type="float" office:value="0.677966101694915" calcext:value-type="float">
            <text:p>0,6779661017</text:p>
          </table:table-cell>
          <table:table-cell table:formula="of:=[.C118]-[.C119]" office:value-type="float" office:value="0.00569719413188996" calcext:value-type="float">
            <text:p>0,00569719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formula="of:=[.A119]/[.B119]" office:value-type="float" office:value="0.672268907563025" calcext:value-type="float">
            <text:p>0,6722689076</text:p>
          </table:table-cell>
          <table:table-cell table:formula="of:=[.C119]-[.C120]" office:value-type="float" office:value="0.00560224089635863" calcext:value-type="float">
            <text:p>0,005602240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formula="of:=[.A120]/[.B120]" office:value-type="float" office:value="0.666666666666667" calcext:value-type="float">
            <text:p>0,6666666667</text:p>
          </table:table-cell>
          <table:table-cell table:formula="of:=[.C120]-[.C121]" office:value-type="float" office:value="0.00550964187327818" calcext:value-type="float">
            <text:p>0,00550964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formula="of:=[.A121]/[.B121]" office:value-type="float" office:value="0.661157024793388" calcext:value-type="float">
            <text:p>0,6611570248</text:p>
          </table:table-cell>
          <table:table-cell table:formula="of:=[.C121]-[.C122]" office:value-type="float" office:value="0.00541931987535571" calcext:value-type="float">
            <text:p>0,00541931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formula="of:=[.A122]/[.B122]" office:value-type="float" office:value="0.655737704918033" calcext:value-type="float">
            <text:p>0,6557377049</text:p>
          </table:table-cell>
          <table:table-cell table:formula="of:=[.C122]-[.C123]" office:value-type="float" office:value="0.0053312008529921" calcext:value-type="float">
            <text:p>0,005331200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table:formula="of:=[.A123]/[.B123]" office:value-type="float" office:value="0.650406504065041" calcext:value-type="float">
            <text:p>0,6504065041</text:p>
          </table:table-cell>
          <table:table-cell table:formula="of:=[.C123]-[.C124]" office:value-type="float" office:value="0.00524521374246001" calcext:value-type="float">
            <text:p>0,005245213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formula="of:=[.A124]/[.B124]" office:value-type="float" office:value="0.645161290322581" calcext:value-type="float">
            <text:p>0,6451612903</text:p>
          </table:table-cell>
          <table:table-cell table:formula="of:=[.C124]-[.C125]" office:value-type="float" office:value="0.00516129032258061" calcext:value-type="float">
            <text:p>0,005161290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[.A125]/[.B125]" office:value-type="float" office:value="0.64" calcext:value-type="float">
            <text:p>0,64</text:p>
          </table:table-cell>
          <table:table-cell table:formula="of:=[.C125]-[.C126]" office:value-type="float" office:value="0.00507936507936513" calcext:value-type="float">
            <text:p>0,005079365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formula="of:=[.A126]/[.B126]" office:value-type="float" office:value="0.634920634920635" calcext:value-type="float">
            <text:p>0,6349206349</text:p>
          </table:table-cell>
          <table:table-cell table:formula="of:=[.C126]-[.C127]" office:value-type="float" office:value="0.00499937507811521" calcext:value-type="float">
            <text:p>0,004999375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table:formula="of:=[.A127]/[.B127]" office:value-type="float" office:value="0.62992125984252" calcext:value-type="float">
            <text:p>0,6299212598</text:p>
          </table:table-cell>
          <table:table-cell table:formula="of:=[.C127]-[.C128]" office:value-type="float" office:value="0.00492125984251968" calcext:value-type="float">
            <text:p>0,00492125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table:formula="of:=[.A128]/[.B128]" office:value-type="float" office:value="0.625" calcext:value-type="float">
            <text:p>0,625</text:p>
          </table:table-cell>
          <table:table-cell table:formula="of:=[.C128]-[.C129]" office:value-type="float" office:value="0.00484496124031009" calcext:value-type="float">
            <text:p>0,00484496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table:formula="of:=[.A129]/[.B129]" office:value-type="float" office:value="0.62015503875969" calcext:value-type="float">
            <text:p>0,6201550388</text:p>
          </table:table-cell>
          <table:table-cell table:formula="of:=[.C129]-[.C130]" office:value-type="float" office:value="0.0047704233750745" calcext:value-type="float">
            <text:p>0,004770423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[.A130]/[.B130]" office:value-type="float" office:value="0.615384615384615" calcext:value-type="float">
            <text:p>0,6153846154</text:p>
          </table:table-cell>
          <table:table-cell table:formula="of:=[.C130]-[.C131]" office:value-type="float" office:value="0.00469759248385204" calcext:value-type="float">
            <text:p>0,00469759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table:formula="of:=[.A131]/[.B131]" office:value-type="float" office:value="0.610687022900763" calcext:value-type="float">
            <text:p>0,6106870229</text:p>
          </table:table-cell>
          <table:table-cell table:formula="of:=[.C131]-[.C132]" office:value-type="float" office:value="0.0046264168401573" calcext:value-type="float">
            <text:p>0,00462641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formula="of:=[.A132]/[.B132]" office:value-type="float" office:value="0.606060606060606" calcext:value-type="float">
            <text:p>0,6060606061</text:p>
          </table:table-cell>
          <table:table-cell table:formula="of:=[.C132]-[.C133]" office:value-type="float" office:value="0.00455684666210987" calcext:value-type="float">
            <text:p>0,00455684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formula="of:=[.A133]/[.B133]" office:value-type="float" office:value="0.601503759398496" calcext:value-type="float">
            <text:p>0,6015037594</text:p>
          </table:table-cell>
          <table:table-cell table:formula="of:=[.C133]-[.C134]" office:value-type="float" office:value="0.00448883402536193" calcext:value-type="float">
            <text:p>0,00448883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formula="of:=[.A134]/[.B134]" office:value-type="float" office:value="0.597014925373134" calcext:value-type="float">
            <text:p>0,5970149254</text:p>
          </table:table-cell>
          <table:table-cell table:formula="of:=[.C134]-[.C135]" office:value-type="float" office:value="0.00442233278054172" calcext:value-type="float">
            <text:p>0,004422332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formula="of:=[.A135]/[.B135]" office:value-type="float" office:value="0.592592592592593" calcext:value-type="float">
            <text:p>0,592592592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formula="of:=[.A136]/[.B136]" office:value-type="float" office:value="0.588235294117647" calcext:value-type="float">
            <text:p>0,588235294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  <table:table-cell table:formula="of:=[.A137]/[.B137]" office:value-type="float" office:value="0.583941605839416" calcext:value-type="float">
            <text:p>0,583941605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table:formula="of:=[.A138]/[.B138]" office:value-type="float" office:value="0.579710144927536" calcext:value-type="float">
            <text:p>0,579710144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  <table:table-cell table:formula="of:=[.A139]/[.B139]" office:value-type="float" office:value="0.575539568345324" calcext:value-type="float">
            <text:p>0,575539568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formula="of:=[.A140]/[.B140]" office:value-type="float" office:value="0.571428571428571" calcext:value-type="float">
            <text:p>0,57142857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table:formula="of:=[.A141]/[.B141]" office:value-type="float" office:value="0.567375886524823" calcext:value-type="float">
            <text:p>0,567375886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formula="of:=[.A142]/[.B142]" office:value-type="float" office:value="0.563380281690141" calcext:value-type="float">
            <text:p>0,56338028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table:formula="of:=[.A143]/[.B143]" office:value-type="float" office:value="0.559440559440559" calcext:value-type="float">
            <text:p>0,559440559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[.A144]/[.B144]" office:value-type="float" office:value="0.555555555555556" calcext:value-type="float">
            <text:p>0,555555555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table:formula="of:=[.A145]/[.B145]" office:value-type="float" office:value="0.551724137931034" calcext:value-type="float">
            <text:p>0,55172413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table:formula="of:=[.A146]/[.B146]" office:value-type="float" office:value="0.547945205479452" calcext:value-type="float">
            <text:p>0,547945205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formula="of:=[.A147]/[.B147]" office:value-type="float" office:value="0.54421768707483" calcext:value-type="float">
            <text:p>0,544217687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table:formula="of:=[.A148]/[.B148]" office:value-type="float" office:value="0.540540540540541" calcext:value-type="float">
            <text:p>0,540540540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49]/[.B1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0]/[.B1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1]/[.B1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2]/[.B1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3]/[.B1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4]/[.B1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5]/[.B1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6]/[.B1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7]/[.B1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8]/[.B1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59]/[.B1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0]/[.B1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1]/[.B1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2]/[.B1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3]/[.B1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4]/[.B1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5]/[.B1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66]/[.B1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67]/[.B1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68]/[.B1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69]/[.B1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0]/[.B1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1]/[.B1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2]/[.B1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3]/[.B1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4]/[.B1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5]/[.B1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6]/[.B1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7]/[.B1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8]/[.B1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79]/[.B17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0]/[.B18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1]/[.B1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2]/[.B1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3]/[.B1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4]/[.B1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5]/[.B1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6]/[.B1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7]/[.B1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8]/[.B1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89]/[.B1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0]/[.B1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1]/[.B1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2]/[.B1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3]/[.B1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4]/[.B1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5]/[.B1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6]/[.B1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7]/[.B1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8]/[.B1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199]/[.B1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0]/[.B2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1]/[.B2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2]/[.B2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3]/[.B2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4]/[.B2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5]/[.B2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6]/[.B2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7]/[.B2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8]/[.B2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09]/[.B2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0]/[.B2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1]/[.B2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2]/[.B2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3]/[.B2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4]/[.B2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5]/[.B2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6]/[.B2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7]/[.B2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8]/[.B2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19]/[.B2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0]/[.B2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1]/[.B2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2]/[.B2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3]/[.B2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4]/[.B2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5]/[.B2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6]/[.B2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7]/[.B2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8]/[.B2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29]/[.B2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0]/[.B2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1]/[.B2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2]/[.B2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3]/[.B2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4]/[.B2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5]/[.B2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6]/[.B2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7]/[.B2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8]/[.B2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39]/[.B2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0]/[.B2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1]/[.B2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2]/[.B2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3]/[.B2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4]/[.B2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5]/[.B2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6]/[.B2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7]/[.B2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8]/[.B2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49]/[.B2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0]/[.B2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1]/[.B2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2]/[.B2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3]/[.B2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4]/[.B2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5]/[.B2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6]/[.B2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7]/[.B2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8]/[.B2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59]/[.B2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0]/[.B2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1]/[.B2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2]/[.B2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3]/[.B2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4]/[.B2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5]/[.B2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6]/[.B2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7]/[.B2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8]/[.B2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69]/[.B2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0]/[.B2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1]/[.B2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2]/[.B2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3]/[.B2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4]/[.B2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5]/[.B2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6]/[.B2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7]/[.B2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8]/[.B2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79]/[.B27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0]/[.B28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1]/[.B2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2]/[.B2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3]/[.B2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4]/[.B2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5]/[.B2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6]/[.B2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7]/[.B2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8]/[.B2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89]/[.B2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0]/[.B2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1]/[.B2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2]/[.B2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3]/[.B2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4]/[.B2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5]/[.B2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6]/[.B2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7]/[.B2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8]/[.B2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299]/[.B2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0]/[.B3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1]/[.B3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2]/[.B3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3]/[.B3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4]/[.B3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5]/[.B3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6]/[.B3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7]/[.B3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8]/[.B3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09]/[.B3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0]/[.B3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1]/[.B3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2]/[.B3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3]/[.B3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4]/[.B3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5]/[.B3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6]/[.B3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7]/[.B3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8]/[.B3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19]/[.B3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0]/[.B3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1]/[.B3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2]/[.B3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3]/[.B3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4]/[.B3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5]/[.B3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6]/[.B3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7]/[.B3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8]/[.B3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29]/[.B3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0]/[.B3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1]/[.B3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2]/[.B3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3]/[.B3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4]/[.B3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5]/[.B3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6]/[.B3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7]/[.B3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8]/[.B3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39]/[.B3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0]/[.B3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1]/[.B3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2]/[.B3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3]/[.B3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4]/[.B3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5]/[.B3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6]/[.B3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7]/[.B3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8]/[.B3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49]/[.B3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0]/[.B3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1]/[.B3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2]/[.B3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3]/[.B3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4]/[.B3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5]/[.B3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6]/[.B3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7]/[.B3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8]/[.B3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59]/[.B3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0]/[.B3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1]/[.B3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2]/[.B3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3]/[.B3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4]/[.B3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5]/[.B3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6]/[.B3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7]/[.B3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8]/[.B3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69]/[.B3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0]/[.B3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1]/[.B3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2]/[.B3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3]/[.B3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4]/[.B3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5]/[.B3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6]/[.B3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7]/[.B3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8]/[.B3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79]/[.B37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0]/[.B38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1]/[.B38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2]/[.B3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3]/[.B3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4]/[.B3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5]/[.B3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6]/[.B3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7]/[.B3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8]/[.B3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89]/[.B3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0]/[.B3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1]/[.B3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2]/[.B3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3]/[.B3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4]/[.B3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5]/[.B3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6]/[.B3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7]/[.B3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8]/[.B3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399]/[.B3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0]/[.B4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1]/[.B4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2]/[.B4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3]/[.B4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4]/[.B4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5]/[.B4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6]/[.B4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A407]/[.B407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2:04:03.9013332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Krüger</meta:initial-creator>
    <meta:creation-date>2016-10-15T22:30:55.800194622</meta:creation-date>
    <dc:date>2016-10-16T14:59:41.582410756</dc:date>
    <dc:creator>Joachim Krüger</dc:creator>
    <meta:editing-duration>PT12M9S</meta:editing-duration>
    <meta:editing-cycles>2</meta:editing-cycles>
    <meta:generator>LibreOffice/4.2.8.2$Linux_X86_64 LibreOffice_project/420m0$Build-2</meta:generator>
    <meta:document-statistic meta:table-count="1" meta:cell-count="864" meta:object-count="0"/>
  </office:meta>
</office:document-meta>
</file>